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+500+Greatest+Albums+of+All+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YearRank</text:p>
          </table:table-cell>
          <table:table-cell office:value-type="string" calcext:value-type="string">
            <text:p>DecadeRank</text:p>
          </table:table-cell>
          <table:table-cell office:value-type="string" calcext:value-type="string">
            <text:p>OverallRank</text:p>
          </table:table-cell>
          <table:table-cell office:value-type="string" calcext:value-type="string">
            <text:p>RankScore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NumRatings</text:p>
          </table:table-cell>
          <table:table-cell office:value-type="string" calcext:value-type="string">
            <text:p>Alb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's Going On</text:p>
          </table:table-cell>
          <table:table-cell office:value-type="string" calcext:value-type="string">
            <text:p>Marvin Gaye</text:p>
          </table:table-cell>
          <table:table-cell office:value-type="string" calcext:value-type="string">
            <text:p>us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1974" calcext:value-type="float">
            <text:p>21974</text:p>
          </table:table-cell>
          <table:table-cell office:value-type="float" office:value="85.186553955" calcext:value-type="float">
            <text:p>85.186553955</text:p>
          </table:table-cell>
          <table:table-cell office:value-type="float" office:value="1698" calcext:value-type="float">
            <text:p>16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 Sound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us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080" calcext:value-type="float">
            <text:p>57080</text:p>
          </table:table-cell>
          <table:table-cell office:value-type="float" office:value="87.943382263" calcext:value-type="float">
            <text:p>87.943382263</text:p>
          </table:table-cell>
          <table:table-cell office:value-type="float" office:value="2932" calcext:value-type="float">
            <text:p>29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Joni Mitchell</text:p>
          </table:table-cell>
          <table:table-cell office:value-type="string" calcext:value-type="string">
            <text:p>ca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9587" calcext:value-type="float">
            <text:p>19587</text:p>
          </table:table-cell>
          <table:table-cell office:value-type="float" office:value="84.23374939" calcext:value-type="float">
            <text:p>84.23374939</text:p>
          </table:table-cell>
          <table:table-cell office:value-type="float" office:value="1312" calcext:value-type="float">
            <text:p>13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ngs In The Key Of Life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us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5097" calcext:value-type="float">
            <text:p>15097</text:p>
          </table:table-cell>
          <table:table-cell office:value-type="float" office:value="84.840858459" calcext:value-type="float">
            <text:p>84.840858459</text:p>
          </table:table-cell>
          <table:table-cell office:value-type="float" office:value="1126" calcext:value-type="float">
            <text:p>112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bey Roa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451" calcext:value-type="float">
            <text:p>81451</text:p>
          </table:table-cell>
          <table:table-cell office:value-type="float" office:value="91.683708191" calcext:value-type="float">
            <text:p>91.683708191</text:p>
          </table:table-cell>
          <table:table-cell office:value-type="float" office:value="4133" calcext:value-type="float">
            <text:p>41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min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us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3204" calcext:value-type="float">
            <text:p>53204</text:p>
          </table:table-cell>
          <table:table-cell office:value-type="float" office:value="86.54259491" calcext:value-type="float">
            <text:p>86.54259491</text:p>
          </table:table-cell>
          <table:table-cell office:value-type="float" office:value="3924" calcext:value-type="float">
            <text:p>392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mour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un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458" calcext:value-type="float">
            <text:p>38458</text:p>
          </table:table-cell>
          <table:table-cell office:value-type="float" office:value="86.509468079" calcext:value-type="float">
            <text:p>86.509468079</text:p>
          </table:table-cell>
          <table:table-cell office:value-type="float" office:value="2273" calcext:value-type="float">
            <text:p>22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 And The Revolution</text:p>
          </table:table-cell>
          <table:table-cell office:value-type="string" calcext:value-type="string">
            <text:p>us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8921" calcext:value-type="float">
            <text:p>18921</text:p>
          </table:table-cell>
          <table:table-cell office:value-type="float" office:value="83.402450562" calcext:value-type="float">
            <text:p>83.402450562</text:p>
          </table:table-cell>
          <table:table-cell office:value-type="float" office:value="1434" calcext:value-type="float">
            <text:p>143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od On The Tracks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9061" calcext:value-type="float">
            <text:p>29061</text:p>
          </table:table-cell>
          <table:table-cell office:value-type="float" office:value="87.018516541" calcext:value-type="float">
            <text:p>87.018516541</text:p>
          </table:table-cell>
          <table:table-cell office:value-type="float" office:value="1961" calcext:value-type="float">
            <text:p>19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Miseducation Of Lauryn Hill</text:p>
          </table:table-cell>
          <table:table-cell office:value-type="string" calcext:value-type="string">
            <text:p>Lauryn Hill</text:p>
          </table:table-cell>
          <table:table-cell office:value-type="string" calcext:value-type="string">
            <text:p>us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office:value-type="float" office:value="5312" calcext:value-type="float">
            <text:p>5312</text:p>
          </table:table-cell>
          <table:table-cell office:value-type="float" office:value="77.750564575" calcext:value-type="float">
            <text:p>77.750564575</text:p>
          </table:table-cell>
          <table:table-cell office:value-type="float" office:value="689" calcext:value-type="float">
            <text:p>68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630" calcext:value-type="float">
            <text:p>74630</text:p>
          </table:table-cell>
          <table:table-cell office:value-type="float" office:value="91.212265015" calcext:value-type="float">
            <text:p>91.212265015</text:p>
          </table:table-cell>
          <table:table-cell office:value-type="float" office:value="4111" calcext:value-type="float">
            <text:p>41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us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9057" calcext:value-type="float">
            <text:p>19057</text:p>
          </table:table-cell>
          <table:table-cell office:value-type="float" office:value="82.05708313" calcext:value-type="float">
            <text:p>82.05708313</text:p>
          </table:table-cell>
          <table:table-cell office:value-type="float" office:value="1912" calcext:value-type="float">
            <text:p>19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 Never Loved A Man The Way I Love You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23" calcext:value-type="float">
            <text:p>423</text:p>
          </table:table-cell>
          <table:table-cell office:value-type="float" office:value="4652" calcext:value-type="float">
            <text:p>4652</text:p>
          </table:table-cell>
          <table:table-cell office:value-type="float" office:value="80.377059937" calcext:value-type="float">
            <text:p>80.377059937</text:p>
          </table:table-cell>
          <table:table-cell office:value-type="float" office:value="509" calcext:value-type="float">
            <text:p>5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ile On Main St.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uk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161" calcext:value-type="float">
            <text:p>29161</text:p>
          </table:table-cell>
          <table:table-cell office:value-type="float" office:value="85.665206909" calcext:value-type="float">
            <text:p>85.665206909</text:p>
          </table:table-cell>
          <table:table-cell office:value-type="float" office:value="2135" calcext:value-type="float">
            <text:p>213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 Takes A Nation Of Millions To Hold Us Back</text:p>
          </table:table-cell>
          <table:table-cell office:value-type="string" calcext:value-type="string">
            <text:p>Public Enemy</text:p>
          </table:table-cell>
          <table:table-cell office:value-type="string" calcext:value-type="string">
            <text:p>us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8173" calcext:value-type="float">
            <text:p>8173</text:p>
          </table:table-cell>
          <table:table-cell office:value-type="float" office:value="79.882362366" calcext:value-type="float">
            <text:p>79.882362366</text:p>
          </table:table-cell>
          <table:table-cell office:value-type="float" office:value="889" calcext:value-type="float">
            <text:p>88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ndon Calling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uk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445" calcext:value-type="float">
            <text:p>48445</text:p>
          </table:table-cell>
          <table:table-cell office:value-type="float" office:value="86.922409058" calcext:value-type="float">
            <text:p>86.922409058</text:p>
          </table:table-cell>
          <table:table-cell office:value-type="float" office:value="2874" calcext:value-type="float">
            <text:p>28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562" calcext:value-type="float">
            <text:p>32562</text:p>
          </table:table-cell>
          <table:table-cell office:value-type="float" office:value="84.707931519" calcext:value-type="float">
            <text:p>84.707931519</text:p>
          </table:table-cell>
          <table:table-cell office:value-type="float" office:value="2057" calcext:value-type="float">
            <text:p>2057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ghway 61 Revisited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0051" calcext:value-type="float">
            <text:p>40051</text:p>
          </table:table-cell>
          <table:table-cell office:value-type="float" office:value="88.64125824" calcext:value-type="float">
            <text:p>88.64125824</text:p>
          </table:table-cell>
          <table:table-cell office:value-type="float" office:value="2548" calcext:value-type="float">
            <text:p>25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 Pimp A Butterfly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264" calcext:value-type="float">
            <text:p>41264</text:p>
          </table:table-cell>
          <table:table-cell office:value-type="float" office:value="89.663078308" calcext:value-type="float">
            <text:p>89.663078308</text:p>
          </table:table-cell>
          <table:table-cell office:value-type="float" office:value="1926" calcext:value-type="float">
            <text:p>1926</text:p>
          </table:table-cell>
          <table:table-cell office:value-type="float" office:value="77758" calcext:value-type="float">
            <text:p>77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id A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014" calcext:value-type="float">
            <text:p>69014</text:p>
          </table:table-cell>
          <table:table-cell office:value-type="float" office:value="89.33820343" calcext:value-type="float">
            <text:p>89.33820343</text:p>
          </table:table-cell>
          <table:table-cell office:value-type="float" office:value="4007" calcext:value-type="float">
            <text:p>400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2455" calcext:value-type="float">
            <text:p>22455</text:p>
          </table:table-cell>
          <table:table-cell office:value-type="float" office:value="83.434425354" calcext:value-type="float">
            <text:p>83.434425354</text:p>
          </table:table-cell>
          <table:table-cell office:value-type="float" office:value="1782" calcext:value-type="float">
            <text:p>17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dy To Die</text:p>
          </table:table-cell>
          <table:table-cell office:value-type="string" calcext:value-type="string">
            <text:p>The Notorious B.I.G.</text:p>
          </table:table-cell>
          <table:table-cell office:value-type="string" calcext:value-type="string">
            <text:p>us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99" calcext:value-type="float">
            <text:p>299</text:p>
          </table:table-cell>
          <table:table-cell office:value-type="float" office:value="6688" calcext:value-type="float">
            <text:p>6688</text:p>
          </table:table-cell>
          <table:table-cell office:value-type="float" office:value="81.601470947" calcext:value-type="float">
            <text:p>81.601470947</text:p>
          </table:table-cell>
          <table:table-cell office:value-type="float" office:value="716" calcext:value-type="float">
            <text:p>71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he Velvet Underground &amp; Nico</text:p>
          </table:table-cell>
          <table:table-cell office:value-type="string" calcext:value-type="string">
            <text:p>un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119" calcext:value-type="float">
            <text:p>60119</text:p>
          </table:table-cell>
          <table:table-cell office:value-type="float" office:value="88.54511261" calcext:value-type="float">
            <text:p>88.54511261</text:p>
          </table:table-cell>
          <table:table-cell office:value-type="float" office:value="3193" calcext:value-type="float">
            <text:p>31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994" calcext:value-type="float">
            <text:p>68994</text:p>
          </table:table-cell>
          <table:table-cell office:value-type="float" office:value="90.490684509" calcext:value-type="float">
            <text:p>90.490684509</text:p>
          </table:table-cell>
          <table:table-cell office:value-type="float" office:value="4138" calcext:value-type="float">
            <text:p>4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Carole King</text:p>
          </table:table-cell>
          <table:table-cell office:value-type="string" calcext:value-type="string">
            <text:p>us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  <table:table-cell office:value-type="float" office:value="7594" calcext:value-type="float">
            <text:p>7594</text:p>
          </table:table-cell>
          <table:table-cell office:value-type="float" office:value="81.320671082" calcext:value-type="float">
            <text:p>81.320671082</text:p>
          </table:table-cell>
          <table:table-cell office:value-type="float" office:value="822" calcext:value-type="float">
            <text:p>8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Patti Smith</text:p>
          </table:table-cell>
          <table:table-cell office:value-type="string" calcext:value-type="string">
            <text:p>us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10277" calcext:value-type="float">
            <text:p>10277</text:p>
          </table:table-cell>
          <table:table-cell office:value-type="float" office:value="81.748519897" calcext:value-type="float">
            <text:p>81.748519897</text:p>
          </table:table-cell>
          <table:table-cell office:value-type="float" office:value="1059" calcext:value-type="float">
            <text:p>10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ter The Wu-Tang (36 Chambers)</text:p>
          </table:table-cell>
          <table:table-cell office:value-type="string" calcext:value-type="string">
            <text:p>Wu-Tang Clan</text:p>
          </table:table-cell>
          <table:table-cell office:value-type="string" calcext:value-type="string">
            <text:p>us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5056" calcext:value-type="float">
            <text:p>15056</text:p>
          </table:table-cell>
          <table:table-cell office:value-type="float" office:value="83.790367126" calcext:value-type="float">
            <text:p>83.790367126</text:p>
          </table:table-cell>
          <table:table-cell office:value-type="float" office:value="1112" calcext:value-type="float">
            <text:p>111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D'Angelo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  <table:table-cell office:value-type="float" office:value="3276" calcext:value-type="float">
            <text:p>3276</text:p>
          </table:table-cell>
          <table:table-cell office:value-type="float" office:value="79.595214844" calcext:value-type="float">
            <text:p>79.595214844</text:p>
          </table:table-cell>
          <table:table-cell office:value-type="float" office:value="362" calcext:value-type="float">
            <text:p>362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Beatles (The White Album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788" calcext:value-type="float">
            <text:p>53788</text:p>
          </table:table-cell>
          <table:table-cell office:value-type="float" office:value="88.757011414" calcext:value-type="float">
            <text:p>88.757011414</text:p>
          </table:table-cell>
          <table:table-cell office:value-type="float" office:value="3465" calcext:value-type="float">
            <text:p>34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e You Experienced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749" calcext:value-type="float">
            <text:p>30749</text:p>
          </table:table-cell>
          <table:table-cell office:value-type="float" office:value="87.262451172" calcext:value-type="float">
            <text:p>87.262451172</text:p>
          </table:table-cell>
          <table:table-cell office:value-type="float" office:value="2241" calcext:value-type="float">
            <text:p>22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nd Of Blue</text:p>
          </table:table-cell>
          <table:table-cell office:value-type="string" calcext:value-type="string">
            <text:p>Miles Davis</text:p>
          </table:table-cell>
          <table:table-cell office:value-type="string" calcext:value-type="string">
            <text:p>us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073" calcext:value-type="float">
            <text:p>30073</text:p>
          </table:table-cell>
          <table:table-cell office:value-type="float" office:value="89.058158875" calcext:value-type="float">
            <text:p>89.058158875</text:p>
          </table:table-cell>
          <table:table-cell office:value-type="float" office:value="2028" calcext:value-type="float">
            <text:p>20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534" calcext:value-type="float">
            <text:p>534</text:p>
          </table:table-cell>
          <table:table-cell office:value-type="float" office:value="3613" calcext:value-type="float">
            <text:p>3613</text:p>
          </table:table-cell>
          <table:table-cell office:value-type="float" office:value="77.519538879" calcext:value-type="float">
            <text:p>77.519538879</text:p>
          </table:table-cell>
          <table:table-cell office:value-type="float" office:value="527" calcext:value-type="float">
            <text:p>527</text:p>
          </table:table-cell>
          <table:table-cell office:value-type="float" office:value="97211" calcext:value-type="float">
            <text:p>972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5" calcext:value-type="float">
            <text:p>225</text:p>
          </table:table-cell>
          <table:table-cell office:value-type="float" office:value="8670" calcext:value-type="float">
            <text:p>8670</text:p>
          </table:table-cell>
          <table:table-cell office:value-type="float" office:value="79.360664368" calcext:value-type="float">
            <text:p>79.360664368</text:p>
          </table:table-cell>
          <table:table-cell office:value-type="float" office:value="957" calcext:value-type="float">
            <text:p>957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nervisions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us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4578" calcext:value-type="float">
            <text:p>14578</text:p>
          </table:table-cell>
          <table:table-cell office:value-type="float" office:value="85.541763306" calcext:value-type="float">
            <text:p>85.541763306</text:p>
          </table:table-cell>
          <table:table-cell office:value-type="float" office:value="1155" calcext:value-type="float">
            <text:p>115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ubber Soul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438" calcext:value-type="float">
            <text:p>38438</text:p>
          </table:table-cell>
          <table:table-cell office:value-type="float" office:value="88.227355957" calcext:value-type="float">
            <text:p>88.227355957</text:p>
          </table:table-cell>
          <table:table-cell office:value-type="float" office:value="3039" calcext:value-type="float">
            <text:p>30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ff The Wal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us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365" calcext:value-type="float">
            <text:p>365</text:p>
          </table:table-cell>
          <table:table-cell office:value-type="float" office:value="5450" calcext:value-type="float">
            <text:p>5450</text:p>
          </table:table-cell>
          <table:table-cell office:value-type="float" office:value="78.891281128" calcext:value-type="float">
            <text:p>78.891281128</text:p>
          </table:table-cell>
          <table:table-cell office:value-type="float" office:value="896" calcext:value-type="float">
            <text:p>8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e Chronic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us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38" calcext:value-type="float">
            <text:p>438</text:p>
          </table:table-cell>
          <table:table-cell office:value-type="float" office:value="4492" calcext:value-type="float">
            <text:p>4492</text:p>
          </table:table-cell>
          <table:table-cell office:value-type="float" office:value="79.575630188" calcext:value-type="float">
            <text:p>79.575630188</text:p>
          </table:table-cell>
          <table:table-cell office:value-type="float" office:value="644" calcext:value-type="float">
            <text:p>644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onde On Blonde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4429" calcext:value-type="float">
            <text:p>34429</text:p>
          </table:table-cell>
          <table:table-cell office:value-type="float" office:value="87.912864685" calcext:value-type="float">
            <text:p>87.912864685</text:p>
          </table:table-cell>
          <table:table-cell office:value-type="float" office:value="2176" calcext:value-type="float">
            <text:p>21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main In Light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us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696" calcext:value-type="float">
            <text:p>35696</text:p>
          </table:table-cell>
          <table:table-cell office:value-type="float" office:value="87.177360535" calcext:value-type="float">
            <text:p>87.177360535</text:p>
          </table:table-cell>
          <table:table-cell office:value-type="float" office:value="1991" calcext:value-type="float">
            <text:p>199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Rise And Fall Of Ziggy Stardust And The Spiders From Mars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3058" calcext:value-type="float">
            <text:p>63058</text:p>
          </table:table-cell>
          <table:table-cell office:value-type="float" office:value="90.132148743" calcext:value-type="float">
            <text:p>90.132148743</text:p>
          </table:table-cell>
          <table:table-cell office:value-type="float" office:value="3131" calcext:value-type="float">
            <text:p>31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t It Bleed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uk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2769" calcext:value-type="float">
            <text:p>22769</text:p>
          </table:table-cell>
          <table:table-cell office:value-type="float" office:value="85.615066528" calcext:value-type="float">
            <text:p>85.615066528</text:p>
          </table:table-cell>
          <table:table-cell office:value-type="float" office:value="1889" calcext:value-type="float">
            <text:p>188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K Computer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1635" calcext:value-type="float">
            <text:p>101635</text:p>
          </table:table-cell>
          <table:table-cell office:value-type="float" office:value="91.837974548" calcext:value-type="float">
            <text:p>91.837974548</text:p>
          </table:table-cell>
          <table:table-cell office:value-type="float" office:value="5051" calcext:value-type="float">
            <text:p>505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Low End Theory</text:p>
          </table:table-cell>
          <table:table-cell office:value-type="string" calcext:value-type="string">
            <text:p>A Tribe Called Quest</text:p>
          </table:table-cell>
          <table:table-cell office:value-type="string" calcext:value-type="string">
            <text:p>us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12071" calcext:value-type="float">
            <text:p>12071</text:p>
          </table:table-cell>
          <table:table-cell office:value-type="float" office:value="84.833526611" calcext:value-type="float">
            <text:p>84.833526611</text:p>
          </table:table-cell>
          <table:table-cell office:value-type="float" office:value="992" calcext:value-type="float">
            <text:p>992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lmatic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s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1027" calcext:value-type="float">
            <text:p>21027</text:p>
          </table:table-cell>
          <table:table-cell office:value-type="float" office:value="86.153282166" calcext:value-type="float">
            <text:p>86.153282166</text:p>
          </table:table-cell>
          <table:table-cell office:value-type="float" office:value="1384" calcext:value-type="float">
            <text:p>1384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ign 'O' The Tim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us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float" office:value="9292" calcext:value-type="float">
            <text:p>9292</text:p>
          </table:table-cell>
          <table:table-cell office:value-type="float" office:value="81.029045105" calcext:value-type="float">
            <text:p>81.029045105</text:p>
          </table:table-cell>
          <table:table-cell office:value-type="float" office:value="819" calcext:value-type="float">
            <text:p>81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celand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us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3665" calcext:value-type="float">
            <text:p>13665</text:p>
          </table:table-cell>
          <table:table-cell office:value-type="float" office:value="81.08757782" calcext:value-type="float">
            <text:p>81.08757782</text:p>
          </table:table-cell>
          <table:table-cell office:value-type="float" office:value="1198" calcext:value-type="float">
            <text:p>119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Ramones</text:p>
          </table:table-cell>
          <table:table-cell office:value-type="string" calcext:value-type="string">
            <text:p>us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9061" calcext:value-type="float">
            <text:p>9061</text:p>
          </table:table-cell>
          <table:table-cell office:value-type="float" office:value="80.166252136" calcext:value-type="float">
            <text:p>80.166252136</text:p>
          </table:table-cell>
          <table:table-cell office:value-type="float" office:value="1167" calcext:value-type="float">
            <text:p>116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j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88" calcext:value-type="float">
            <text:p>388</text:p>
          </table:table-cell>
          <table:table-cell office:value-type="float" office:value="5088" calcext:value-type="float">
            <text:p>5088</text:p>
          </table:table-cell>
          <table:table-cell office:value-type="float" office:value="84.240104675" calcext:value-type="float">
            <text:p>84.240104675</text:p>
          </table:table-cell>
          <table:table-cell office:value-type="float" office:value="957" calcext:value-type="float">
            <text:p>9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quemini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us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7045" calcext:value-type="float">
            <text:p>7045</text:p>
          </table:table-cell>
          <table:table-cell office:value-type="float" office:value="82.657951355" calcext:value-type="float">
            <text:p>82.657951355</text:p>
          </table:table-cell>
          <table:table-cell office:value-type="float" office:value="662" calcext:value-type="float">
            <text:p>662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Blueprint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17" calcext:value-type="float">
            <text:p>517</text:p>
          </table:table-cell>
          <table:table-cell office:value-type="float" office:value="3753" calcext:value-type="float">
            <text:p>3753</text:p>
          </table:table-cell>
          <table:table-cell office:value-type="float" office:value="78.142074585" calcext:value-type="float">
            <text:p>78.142074585</text:p>
          </table:table-cell>
          <table:table-cell office:value-type="float" office:value="645" calcext:value-type="float">
            <text:p>64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e Great Twenty-Eight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u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2241" calcext:value-type="float">
            <text:p>2241</text:p>
          </table:table-cell>
          <table:table-cell office:value-type="float" office:value="725" calcext:value-type="float">
            <text:p>725</text:p>
          </table:table-cell>
          <table:table-cell office:value-type="float" office:value="79.958305359" calcext:value-type="float">
            <text:p>79.958305359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ation To Statio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3976" calcext:value-type="float">
            <text:p>13976</text:p>
          </table:table-cell>
          <table:table-cell office:value-type="float" office:value="85.369407654" calcext:value-type="float">
            <text:p>85.369407654</text:p>
          </table:table-cell>
          <table:table-cell office:value-type="float" office:value="1326" calcext:value-type="float">
            <text:p>13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ectric Ladyland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us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739" calcext:value-type="float">
            <text:p>20739</text:p>
          </table:table-cell>
          <table:table-cell office:value-type="float" office:value="86.2891922" calcext:value-type="float">
            <text:p>86.2891922</text:p>
          </table:table-cell>
          <table:table-cell office:value-type="float" office:value="1752" calcext:value-type="float">
            <text:p>17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r Time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u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37" calcext:value-type="float">
            <text:p>937</text:p>
          </table:table-cell>
          <table:table-cell office:value-type="float" office:value="5297" calcext:value-type="float">
            <text:p>5297</text:p>
          </table:table-cell>
          <table:table-cell office:value-type="float" office:value="249" calcext:value-type="float">
            <text:p>249</text:p>
          </table:table-cell>
          <table:table-cell office:value-type="float" office:value="75.875297546" calcext:value-type="float">
            <text:p>75.87529754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uk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021" calcext:value-type="float">
            <text:p>94021</text:p>
          </table:table-cell>
          <table:table-cell office:value-type="float" office:value="92.274200439" calcext:value-type="float">
            <text:p>92.274200439</text:p>
          </table:table-cell>
          <table:table-cell office:value-type="float" office:value="4788" calcext:value-type="float">
            <text:p>478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xile In Guyville</text:p>
          </table:table-cell>
          <table:table-cell office:value-type="string" calcext:value-type="string">
            <text:p>Liz Phair</text:p>
          </table:table-cell>
          <table:table-cell office:value-type="string" calcext:value-type="string">
            <text:p>us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704" calcext:value-type="float">
            <text:p>704</text:p>
          </table:table-cell>
          <table:table-cell office:value-type="float" office:value="2709" calcext:value-type="float">
            <text:p>2709</text:p>
          </table:table-cell>
          <table:table-cell office:value-type="float" office:value="76.867454529" calcext:value-type="float">
            <text:p>76.867454529</text:p>
          </table:table-cell>
          <table:table-cell office:value-type="float" office:value="394" calcext:value-type="float">
            <text:p>3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The Band</text:p>
          </table:table-cell>
          <table:table-cell office:value-type="string" calcext:value-type="string">
            <text:p>ca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41" calcext:value-type="float">
            <text:p>241</text:p>
          </table:table-cell>
          <table:table-cell office:value-type="float" office:value="8257" calcext:value-type="float">
            <text:p>8257</text:p>
          </table:table-cell>
          <table:table-cell office:value-type="float" office:value="81.458000183" calcext:value-type="float">
            <text:p>81.458000183</text:p>
          </table:table-cell>
          <table:table-cell office:value-type="float" office:value="869" calcext:value-type="float">
            <text:p>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ntitled (Led Zeppelin IV)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uk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363" calcext:value-type="float">
            <text:p>58363</text:p>
          </table:table-cell>
          <table:table-cell office:value-type="float" office:value="89.786369324" calcext:value-type="float">
            <text:p>89.786369324</text:p>
          </table:table-cell>
          <table:table-cell office:value-type="float" office:value="3621" calcext:value-type="float">
            <text:p>36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lking Book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us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630" calcext:value-type="float">
            <text:p>630</text:p>
          </table:table-cell>
          <table:table-cell office:value-type="float" office:value="3046" calcext:value-type="float">
            <text:p>3046</text:p>
          </table:table-cell>
          <table:table-cell office:value-type="float" office:value="80.788619995" calcext:value-type="float">
            <text:p>80.788619995</text:p>
          </table:table-cell>
          <table:table-cell office:value-type="float" office:value="572" calcext:value-type="float">
            <text:p>57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stral Weeks</text:p>
          </table:table-cell>
          <table:table-cell office:value-type="string" calcext:value-type="string">
            <text:p>Van Morrison</text:p>
          </table:table-cell>
          <table:table-cell office:value-type="string" calcext:value-type="string">
            <text:p>uk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2943" calcext:value-type="float">
            <text:p>22943</text:p>
          </table:table-cell>
          <table:table-cell office:value-type="float" office:value="84.692771912" calcext:value-type="float">
            <text:p>84.692771912</text:p>
          </table:table-cell>
          <table:table-cell office:value-type="float" office:value="1532" calcext:value-type="float">
            <text:p>15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id In Full</text:p>
          </table:table-cell>
          <table:table-cell office:value-type="string" calcext:value-type="string">
            <text:p>Eric B. &amp; Rakim</text:p>
          </table:table-cell>
          <table:table-cell office:value-type="string" calcext:value-type="string">
            <text:p>us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879" calcext:value-type="float">
            <text:p>879</text:p>
          </table:table-cell>
          <table:table-cell office:value-type="float" office:value="2131" calcext:value-type="float">
            <text:p>2131</text:p>
          </table:table-cell>
          <table:table-cell office:value-type="float" office:value="77.92678833" calcext:value-type="float">
            <text:p>77.92678833</text:p>
          </table:table-cell>
          <table:table-cell office:value-type="float" office:value="348" calcext:value-type="float">
            <text:p>34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ppetite For Destruction</text:p>
          </table:table-cell>
          <table:table-cell office:value-type="string" calcext:value-type="string">
            <text:p>Guns N' Roses</text:p>
          </table:table-cell>
          <table:table-cell office:value-type="string" calcext:value-type="string">
            <text:p>us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945" calcext:value-type="float">
            <text:p>14945</text:p>
          </table:table-cell>
          <table:table-cell office:value-type="float" office:value="78.499565125" calcext:value-type="float">
            <text:p>78.499565125</text:p>
          </table:table-cell>
          <table:table-cell office:value-type="float" office:value="1780" calcext:value-type="float">
            <text:p>17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Steely Dan</text:p>
          </table:table-cell>
          <table:table-cell office:value-type="string" calcext:value-type="string">
            <text:p>us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9221" calcext:value-type="float">
            <text:p>9221</text:p>
          </table:table-cell>
          <table:table-cell office:value-type="float" office:value="83.072685242" calcext:value-type="float">
            <text:p>83.072685242</text:p>
          </table:table-cell>
          <table:table-cell office:value-type="float" office:value="825" calcext:value-type="float">
            <text:p>82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nkonia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80" calcext:value-type="float">
            <text:p>380</text:p>
          </table:table-cell>
          <table:table-cell office:value-type="float" office:value="5189" calcext:value-type="float">
            <text:p>5189</text:p>
          </table:table-cell>
          <table:table-cell office:value-type="float" office:value="79.990692139" calcext:value-type="float">
            <text:p>79.990692139</text:p>
          </table:table-cell>
          <table:table-cell office:value-type="float" office:value="800" calcext:value-type="float">
            <text:p>80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ve At The Apollo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32" calcext:value-type="float">
            <text:p>632</text:p>
          </table:table-cell>
          <table:table-cell office:value-type="float" office:value="3042" calcext:value-type="float">
            <text:p>3042</text:p>
          </table:table-cell>
          <table:table-cell office:value-type="float" office:value="79.258705139" calcext:value-type="float">
            <text:p>79.258705139</text:p>
          </table:table-cell>
          <table:table-cell office:value-type="float" office:value="509" calcext:value-type="float">
            <text:p>5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Love Supreme</text:p>
          </table:table-cell>
          <table:table-cell office:value-type="string" calcext:value-type="string">
            <text:p>John Coltrane</text:p>
          </table:table-cell>
          <table:table-cell office:value-type="string" calcext:value-type="string">
            <text:p>us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9600" calcext:value-type="float">
            <text:p>19600</text:p>
          </table:table-cell>
          <table:table-cell office:value-type="float" office:value="87.093360901" calcext:value-type="float">
            <text:p>87.093360901</text:p>
          </table:table-cell>
          <table:table-cell office:value-type="float" office:value="1321" calcext:value-type="float">
            <text:p>13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asonable Doubt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725" calcext:value-type="float">
            <text:p>725</text:p>
          </table:table-cell>
          <table:table-cell office:value-type="float" office:value="2630" calcext:value-type="float">
            <text:p>2630</text:p>
          </table:table-cell>
          <table:table-cell office:value-type="float" office:value="76.665206909" calcext:value-type="float">
            <text:p>76.665206909</text:p>
          </table:table-cell>
          <table:table-cell office:value-type="float" office:value="474" calcext:value-type="float">
            <text:p>474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unds Of Love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uk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0267" calcext:value-type="float">
            <text:p>20267</text:p>
          </table:table-cell>
          <table:table-cell office:value-type="float" office:value="84.6746521" calcext:value-type="float">
            <text:p>84.6746521</text:p>
          </table:table-cell>
          <table:table-cell office:value-type="float" office:value="1148" calcext:value-type="float">
            <text:p>114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gged Little Pill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ca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5647" calcext:value-type="float">
            <text:p>5647</text:p>
          </table:table-cell>
          <table:table-cell office:value-type="float" office:value="76.692405701" calcext:value-type="float">
            <text:p>76.692405701</text:p>
          </table:table-cell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aight Outta Compton</text:p>
          </table:table-cell>
          <table:table-cell office:value-type="string" calcext:value-type="string">
            <text:p>N.W.A</text:p>
          </table:table-cell>
          <table:table-cell office:value-type="string" calcext:value-type="string">
            <text:p>us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480" calcext:value-type="float">
            <text:p>480</text:p>
          </table:table-cell>
          <table:table-cell office:value-type="float" office:value="4050" calcext:value-type="float">
            <text:p>4050</text:p>
          </table:table-cell>
          <table:table-cell office:value-type="float" office:value="78.673484802" calcext:value-type="float">
            <text:p>78.673484802</text:p>
          </table:table-cell>
          <table:table-cell office:value-type="float" office:value="641" calcext:value-type="float">
            <text:p>64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jm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float" office:value="6775" calcext:value-type="float">
            <text:p>6775</text:p>
          </table:table-cell>
          <table:table-cell office:value-type="float" office:value="82.132240295" calcext:value-type="float">
            <text:p>82.132240295</text:p>
          </table:table-cell>
          <table:table-cell office:value-type="float" office:value="761" calcext:value-type="float">
            <text:p>7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6020" calcext:value-type="float">
            <text:p>16020</text:p>
          </table:table-cell>
          <table:table-cell office:value-type="float" office:value="84.806816101" calcext:value-type="float">
            <text:p>84.806816101</text:p>
          </table:table-cell>
          <table:table-cell office:value-type="float" office:value="1530" calcext:value-type="float">
            <text:p>15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veless</text:p>
          </table:table-cell>
          <table:table-cell office:value-type="string" calcext:value-type="string">
            <text:p>My Bloody Valentine</text:p>
          </table:table-cell>
          <table:table-cell office:value-type="string" calcext:value-type="string">
            <text:p>un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2031" calcext:value-type="float">
            <text:p>42031</text:p>
          </table:table-cell>
          <table:table-cell office:value-type="float" office:value="86.283966064" calcext:value-type="float">
            <text:p>86.283966064</text:p>
          </table:table-cell>
          <table:table-cell office:value-type="float" office:value="2177" calcext:value-type="float">
            <text:p>21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e College Dropout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10218" calcext:value-type="float">
            <text:p>10218</text:p>
          </table:table-cell>
          <table:table-cell office:value-type="float" office:value="82.391395569" calcext:value-type="float">
            <text:p>82.391395569</text:p>
          </table:table-cell>
          <table:table-cell office:value-type="float" office:value="1234" calcext:value-type="float">
            <text:p>12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dy Soul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us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95" calcext:value-type="float">
            <text:p>695</text:p>
          </table:table-cell>
          <table:table-cell office:value-type="float" office:value="2753" calcext:value-type="float">
            <text:p>2753</text:p>
          </table:table-cell>
          <table:table-cell office:value-type="float" office:value="79.444145203" calcext:value-type="float">
            <text:p>79.444145203</text:p>
          </table:table-cell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perfly</text:p>
          </table:table-cell>
          <table:table-cell office:value-type="string" calcext:value-type="string">
            <text:p>Curtis Mayfield</text:p>
          </table:table-cell>
          <table:table-cell office:value-type="string" calcext:value-type="string">
            <text:p>us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536" calcext:value-type="float">
            <text:p>536</text:p>
          </table:table-cell>
          <table:table-cell office:value-type="float" office:value="3595" calcext:value-type="float">
            <text:p>3595</text:p>
          </table:table-cell>
          <table:table-cell office:value-type="float" office:value="80.82862854" calcext:value-type="float">
            <text:p>80.82862854</text:p>
          </table:table-cell>
          <table:table-cell office:value-type="float" office:value="492" calcext:value-type="float">
            <text:p>4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o's Next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uk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0893" calcext:value-type="float">
            <text:p>30893</text:p>
          </table:table-cell>
          <table:table-cell office:value-type="float" office:value="86.298713684" calcext:value-type="float">
            <text:p>86.298713684</text:p>
          </table:table-cell>
          <table:table-cell office:value-type="float" office:value="2313" calcext:value-type="float">
            <text:p>231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he Sun Sessions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u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37" calcext:value-type="float">
            <text:p>437</text:p>
          </table:table-cell>
          <table:table-cell office:value-type="float" office:value="2263" calcext:value-type="float">
            <text:p>2263</text:p>
          </table:table-cell>
          <table:table-cell office:value-type="float" office:value="718" calcext:value-type="float">
            <text:p>718</text:p>
          </table:table-cell>
          <table:table-cell office:value-type="float" office:value="79.696136475" calcext:value-type="float">
            <text:p>79.696136475</text:p>
          </table:table-cell>
          <table:table-cell office:value-type="float" office:value="268" calcext:value-type="float">
            <text:p>2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4871" calcext:value-type="float">
            <text:p>14871</text:p>
          </table:table-cell>
          <table:table-cell office:value-type="float" office:value="83.949378967" calcext:value-type="float">
            <text:p>83.949378967</text:p>
          </table:table-cell>
          <table:table-cell office:value-type="float" office:value="924" calcext:value-type="float">
            <text:p>924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ever Mind The Bollocks, Here's The Sex Pistols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uk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4784" calcext:value-type="float">
            <text:p>14784</text:p>
          </table:table-cell>
          <table:table-cell office:value-type="float" office:value="80.350784302" calcext:value-type="float">
            <text:p>80.350784302</text:p>
          </table:table-cell>
          <table:table-cell office:value-type="float" office:value="1690" calcext:value-type="float">
            <text:p>169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263" calcext:value-type="float">
            <text:p>1263</text:p>
          </table:table-cell>
          <table:table-cell office:value-type="float" office:value="1435" calcext:value-type="float">
            <text:p>1435</text:p>
          </table:table-cell>
          <table:table-cell office:value-type="float" office:value="72.077041626" calcext:value-type="float">
            <text:p>72.077041626</text:p>
          </table:table-cell>
          <table:table-cell office:value-type="float" office:value="301" calcext:value-type="float">
            <text:p>301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ere's A Riot Goin' On</text:p>
          </table:table-cell>
          <table:table-cell office:value-type="string" calcext:value-type="string">
            <text:p>Sly &amp; The Family Stone</text:p>
          </table:table-cell>
          <table:table-cell office:value-type="string" calcext:value-type="string">
            <text:p>us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370" calcext:value-type="float">
            <text:p>370</text:p>
          </table:table-cell>
          <table:table-cell office:value-type="float" office:value="5317" calcext:value-type="float">
            <text:p>5317</text:p>
          </table:table-cell>
          <table:table-cell office:value-type="float" office:value="81.582107544" calcext:value-type="float">
            <text:p>81.582107544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usty In Memphis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uk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24" calcext:value-type="float">
            <text:p>624</text:p>
          </table:table-cell>
          <table:table-cell office:value-type="float" office:value="3076" calcext:value-type="float">
            <text:p>3076</text:p>
          </table:table-cell>
          <table:table-cell office:value-type="float" office:value="79.073394775" calcext:value-type="float">
            <text:p>79.073394775</text:p>
          </table:table-cell>
          <table:table-cell office:value-type="float" office:value="470" calcext:value-type="float">
            <text:p>4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u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2986" calcext:value-type="float">
            <text:p>12986</text:p>
          </table:table-cell>
          <table:table-cell office:value-type="float" office:value="79.710357666" calcext:value-type="float">
            <text:p>79.710357666</text:p>
          </table:table-cell>
          <table:table-cell office:value-type="float" office:value="1685" calcext:value-type="float">
            <text:p>1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 Lennon/Plastic Ono Band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uk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335" calcext:value-type="float">
            <text:p>12335</text:p>
          </table:table-cell>
          <table:table-cell office:value-type="float" office:value="83.556442261" calcext:value-type="float">
            <text:p>83.556442261</text:p>
          </table:table-cell>
          <table:table-cell office:value-type="float" office:value="1267" calcext:value-type="float">
            <text:p>1267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he Doors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6574" calcext:value-type="float">
            <text:p>36574</text:p>
          </table:table-cell>
          <table:table-cell office:value-type="float" office:value="86.945167542" calcext:value-type="float">
            <text:p>86.945167542</text:p>
          </table:table-cell>
          <table:table-cell office:value-type="float" office:value="2556" calcext:value-type="float">
            <text:p>25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itches Brew</text:p>
          </table:table-cell>
          <table:table-cell office:value-type="string" calcext:value-type="string">
            <text:p>Miles Davis</text:p>
          </table:table-cell>
          <table:table-cell office:value-type="string" calcext:value-type="string">
            <text:p>us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11735" calcext:value-type="float">
            <text:p>11735</text:p>
          </table:table-cell>
          <table:table-cell office:value-type="float" office:value="84.712112427" calcext:value-type="float">
            <text:p>84.712112427</text:p>
          </table:table-cell>
          <table:table-cell office:value-type="float" office:value="1045" calcext:value-type="float">
            <text:p>10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nky Dor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7045" calcext:value-type="float">
            <text:p>27045</text:p>
          </table:table-cell>
          <table:table-cell office:value-type="float" office:value="87.400680542" calcext:value-type="float">
            <text:p>87.400680542</text:p>
          </table:table-cell>
          <table:table-cell office:value-type="float" office:value="2164" calcext:value-type="float">
            <text:p>21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aduizm</text:p>
          </table:table-cell>
          <table:table-cell office:value-type="string" calcext:value-type="string">
            <text:p>Erykah Badu</text:p>
          </table:table-cell>
          <table:table-cell office:value-type="string" calcext:value-type="string">
            <text:p>us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1415" calcext:value-type="float">
            <text:p>1415</text:p>
          </table:table-cell>
          <table:table-cell office:value-type="float" office:value="1271" calcext:value-type="float">
            <text:p>1271</text:p>
          </table:table-cell>
          <table:table-cell office:value-type="float" office:value="77.373924255" calcext:value-type="float">
            <text:p>77.373924255</text:p>
          </table:table-cell>
          <table:table-cell office:value-type="float" office:value="189" calcext:value-type="float">
            <text:p>18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fter The Gold Rush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9907" calcext:value-type="float">
            <text:p>19907</text:p>
          </table:table-cell>
          <table:table-cell office:value-type="float" office:value="85.834503174" calcext:value-type="float">
            <text:p>85.834503174</text:p>
          </table:table-cell>
          <table:table-cell office:value-type="float" office:value="1617" calcext:value-type="float">
            <text:p>16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rkness On The Edge Of Town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office:value-type="float" office:value="9730" calcext:value-type="float">
            <text:p>9730</text:p>
          </table:table-cell>
          <table:table-cell office:value-type="float" office:value="82.292617798" calcext:value-type="float">
            <text:p>82.292617798</text:p>
          </table:table-cell>
          <table:table-cell office:value-type="float" office:value="1015" calcext:value-type="float">
            <text:p>1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xis: Bold As Love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31" calcext:value-type="float">
            <text:p>231</text:p>
          </table:table-cell>
          <table:table-cell office:value-type="float" office:value="8478" calcext:value-type="float">
            <text:p>8478</text:p>
          </table:table-cell>
          <table:table-cell office:value-type="float" office:value="83.520881653" calcext:value-type="float">
            <text:p>83.520881653</text:p>
          </table:table-cell>
          <table:table-cell office:value-type="float" office:value="1214" calcext:value-type="float">
            <text:p>12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upa Dupa Fly</text:p>
          </table:table-cell>
          <table:table-cell office:value-type="string" calcext:value-type="string">
            <text:p>Missy Elliott</text:p>
          </table:table-cell>
          <table:table-cell office:value-type="string" calcext:value-type="string">
            <text:p>us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52" calcext:value-type="float">
            <text:p>552</text:p>
          </table:table-cell>
          <table:table-cell office:value-type="float" office:value="2958" calcext:value-type="float">
            <text:p>2958</text:p>
          </table:table-cell>
          <table:table-cell office:value-type="float" office:value="512" calcext:value-type="float">
            <text:p>512</text:p>
          </table:table-cell>
          <table:table-cell office:value-type="float" office:value="72.501838684" calcext:value-type="float">
            <text:p>72.501838684</text:p>
          </table:table-cell>
          <table:table-cell office:value-type="float" office:value="81" calcext:value-type="float">
            <text:p>81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un House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us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  <table:table-cell office:value-type="float" office:value="9226" calcext:value-type="float">
            <text:p>9226</text:p>
          </table:table-cell>
          <table:table-cell office:value-type="float" office:value="83.789230347" calcext:value-type="float">
            <text:p>83.789230347</text:p>
          </table:table-cell>
          <table:table-cell office:value-type="float" office:value="965" calcext:value-type="float">
            <text:p>96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814" calcext:value-type="float">
            <text:p>814</text:p>
          </table:table-cell>
          <table:table-cell office:value-type="float" office:value="2310" calcext:value-type="float">
            <text:p>2310</text:p>
          </table:table-cell>
          <table:table-cell office:value-type="float" office:value="70.867958069" calcext:value-type="float">
            <text:p>70.867958069</text:p>
          </table:table-cell>
          <table:table-cell office:value-type="float" office:value="364" calcext:value-type="float">
            <text:p>364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utomatic For The People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us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3332" calcext:value-type="float">
            <text:p>23332</text:p>
          </table:table-cell>
          <table:table-cell office:value-type="float" office:value="83.874221802" calcext:value-type="float">
            <text:p>83.874221802</text:p>
          </table:table-cell>
          <table:table-cell office:value-type="float" office:value="1961" calcext:value-type="float">
            <text:p>196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us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5665" calcext:value-type="float">
            <text:p>15665</text:p>
          </table:table-cell>
          <table:table-cell office:value-type="float" office:value="83.155670166" calcext:value-type="float">
            <text:p>83.155670166</text:p>
          </table:table-cell>
          <table:table-cell office:value-type="float" office:value="1577" calcext:value-type="float">
            <text:p>157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r Wheels On A Gravel Road</text:p>
          </table:table-cell>
          <table:table-cell office:value-type="string" calcext:value-type="string">
            <text:p>Lucinda Williams</text:p>
          </table:table-cell>
          <table:table-cell office:value-type="string" calcext:value-type="string">
            <text:p>us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738" calcext:value-type="float">
            <text:p>738</text:p>
          </table:table-cell>
          <table:table-cell office:value-type="float" office:value="2578" calcext:value-type="float">
            <text:p>2578</text:p>
          </table:table-cell>
          <table:table-cell office:value-type="float" office:value="79.393760681" calcext:value-type="float">
            <text:p>79.393760681</text:p>
          </table:table-cell>
          <table:table-cell office:value-type="float" office:value="305" calcext:value-type="float">
            <text:p>30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83" calcext:value-type="float">
            <text:p>283</text:p>
          </table:table-cell>
          <table:table-cell office:value-type="float" office:value="1732" calcext:value-type="float">
            <text:p>1732</text:p>
          </table:table-cell>
          <table:table-cell office:value-type="float" office:value="987" calcext:value-type="float">
            <text:p>987</text:p>
          </table:table-cell>
          <table:table-cell office:value-type="float" office:value="62.544376373" calcext:value-type="float">
            <text:p>62.544376373</text:p>
          </table:table-cell>
          <table:table-cell office:value-type="float" office:value="219" calcext:value-type="float">
            <text:p>219</text:p>
          </table:table-cell>
          <table:table-cell office:value-type="float" office:value="31342" calcext:value-type="float">
            <text:p>31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usic From Big Pink</text:p>
          </table:table-cell>
          <table:table-cell office:value-type="string" calcext:value-type="string">
            <text:p>The Band</text:p>
          </table:table-cell>
          <table:table-cell office:value-type="string" calcext:value-type="string">
            <text:p>ca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89" calcext:value-type="float">
            <text:p>289</text:p>
          </table:table-cell>
          <table:table-cell office:value-type="float" office:value="6813" calcext:value-type="float">
            <text:p>6813</text:p>
          </table:table-cell>
          <table:table-cell office:value-type="float" office:value="81.284980774" calcext:value-type="float">
            <text:p>81.284980774</text:p>
          </table:table-cell>
          <table:table-cell office:value-type="float" office:value="861" calcext:value-type="float">
            <text:p>861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9:12:55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1-04-22T19:13:31.221000000</dc:date>
    <meta:editing-duration>PT35S</meta:editing-duration>
    <meta:editing-cycles>1</meta:editing-cycles>
    <meta:document-statistic meta:table-count="1" meta:cell-count="1414" meta:object-count="0"/>
  </office:meta>
</office:document-meta>
</file>